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</style:style>
    <style:style style:name="T2" style:parent-style-name="Fonteparág.padrão" style:family="text"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Normal" style:family="paragraph">
      <style:paragraph-properties fo:text-align="center"/>
    </style:style>
    <style:style style:name="T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</style:style>
    <style:style style:name="T8" style:parent-style-name="Fonteparág.padrão" style:family="text">
      <style:text-properties fo:font-weight="bold" style:font-weight-asian="bold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Normal" style:family="paragraph">
      <style:text-properties fo:font-size="13pt" style:font-size-asian="13pt" style:font-size-complex="13pt"/>
    </style:style>
    <style:style style:name="T1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2" style:parent-style-name="Normal" style:family="paragraph">
      <style:text-properties fo:color="#000000"/>
    </style:style>
    <style:style style:name="T1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5" style:parent-style-name="Textbody" style:family="paragraph">
      <style:paragraph-properties fo:text-align="justify"/>
      <style:text-properties fo:font-weight="bold" style:font-weight-asian="bold" style:font-weight-complex="bold" fo:color="#468A1A"/>
    </style:style>
    <style:style style:name="P16" style:parent-style-name="Textbody" style:family="paragraph">
      <style:paragraph-properties fo:widows="2" fo:orphans="2" fo:text-align="justify"/>
      <style:text-properties fo:color="#000000"/>
    </style:style>
    <style:style style:name="T1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T2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line-height="150%"/>
    </style:style>
    <style:style style:name="T2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4" style:parent-style-name="Textbody" style:family="paragraph">
      <style:text-properties fo:color="#000000"/>
    </style:style>
    <style:style style:name="P25" style:parent-style-name="Textbody" style:family="paragraph">
      <style:paragraph-properties fo:widows="2" fo:orphans="2"/>
      <style:text-properties fo:color="#000000"/>
    </style:style>
    <style:style style:name="P26" style:parent-style-name="Normal" style:family="paragraph">
      <style:paragraph-properties fo:border="0.0034in solid #FFFFFF" fo:padding="0.4305in" style:shadow="#000000 0.0034in 0.0034in"/>
    </style:style>
    <style:style style:name="T27" style:parent-style-name="Fonteparág.padrão" style:family="text">
      <style:text-properties fo:color="#000000"/>
    </style:style>
    <style:style style:name="T28" style:parent-style-name="Fonteparág.padrão" style:family="text">
      <style:text-properties fo:color="#000000"/>
    </style:style>
    <style:style style:name="T29" style:parent-style-name="Fonteparág.padrão" style:family="text">
      <style:text-properties fo:color="#000000"/>
    </style:style>
    <style:style style:name="T30" style:parent-style-name="Fonteparág.padrão" style:family="text">
      <style:text-properties fo:color="#000000"/>
    </style:style>
    <style:style style:name="P31" style:parent-style-name="Normal" style:family="paragraph">
      <style:paragraph-properties fo:border="0.0034in solid #FFFFFF" fo:padding="0.4305in" style:shadow="#000000 0.0034in 0.0034in"/>
    </style:style>
    <style:style style:name="T3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33" style:parent-style-name="Fonteparág.padrão" style:family="text">
      <style:text-properties fo:color="#000000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EDUARDA MUHLBEIER</text:span></text:p>
      <text:p text:style-name="P3"><text:span text:style-name="T4">(046) 98812-9175</text:span></text:p>
      <text:p text:style-name="P5"><text:span text:style-name="T6">eduarda.muhlbeier@escola.pr.gov.br</text:span></text:p>
      <text:p text:style-name="P7"><text:span text:style-name="T8">Linkedin:</text:span><text:s/>@seuperfil<text:s/></text:p>
      <text:p text:style-name="Normal"><text:span text:style-name="T9"><draw:custom-shape svg:x="0in" svg:y="0in" svg:width="6.5in" svg:height="0.02014in" draw:id="id0" draw:style-name="a0" draw:name="Retângulo 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0"/>
      <text:p text:style-name="Normal"><text:span text:style-name="T11">OBJETIVO</text:span></text:p>
      <text:p text:style-name="Normal"/>
      <text:p text:style-name="P12">Objetivo: Atuar como desenvolvedora Front-end em uma empresa que valorize o<text:s/>trabalho em equipe e o desenvolvimento profissional. Possuo experiência em desenvolvimento de sites utilizando HTML e CSS e estou sempre buscando aprender novas tecnologias. Meu maior interesse é trabalhar em projetos que tenham impacto positivo na vida das pessoas.</text:p>
      <text:p text:style-name="Normal"/>
      <text:p text:style-name="Normal"/>
      <text:p text:style-name="Normal"><text:span text:style-name="T13">FORMAÇÃO ACADÊMICA</text:span></text:p>
      <text:p text:style-name="Normal">Ensino Médio - Colégio Estadual Padre Reus EFM – (2023) – cursando</text:p>
      <text:p text:style-name="Normal"/>
      <text:p text:style-name="Normal"/>
      <text:p text:style-name="Normal"><text:span text:style-name="T14">PROJETOS</text:span></text:p>
      <text:p text:style-name="Normal"/>
      <text:p text:style-name="P15">Desenvolvimento de um site de Portfólio</text:p>
      <text:p text:style-name="P16">Descrição: O objetivo deste projeto foi criar um site de portfólio para que fosse possível exibir os<text:s/>projetos criados e disponibilizados no GitHub por meio de um site personalizado.Utilizei HTML, CSS e JavaScript para criar um layout criativo e moderno. O maior desafio foi garantir que o layout do site fosse responsivo para que pudesse ser acessado em qualquer tipo de dispositivo.</text:p>
      <text:p text:style-name="Normal"/>
      <text:p text:style-name="Normal"><text:span text:style-name="T17">TECNOLOGIAS</text:span></text:p>
      <text:list text:style-name="WWNum1">
        <text:list-item>
          <text:p text:style-name="P18">Leia Paraná</text:p>
        </text:list-item>
        <text:list-item>
          <text:p text:style-name="P19">Alura – cursos</text:p>
        </text:list-item>
        <text:list-item>
          <text:p text:style-name="P20">Afiliagram</text:p>
        </text:list-item>
      </text:list>
      <text:p text:style-name="Normal"/>
      <text:p text:style-name="Normal"/>
      <text:p text:style-name="Normal"><text:span text:style-name="T21">EXPERIÊNCIA PROFISSIONAL</text:span></text:p>
      <text:p text:style-name="Normal"/>
      <text:list text:style-name="WWNum2">
        <text:list-item>
          <text:p text:style-name="P22">Primeiro emprego/Aguardando</text:p>
        </text:list-item>
      </text:list>
      <text:p text:style-name="Normal"/>
      <text:p text:style-name="Normal"><text:span text:style-name="T23">CURSOS | CERTIFICAÇÕES</text:span></text:p>
      <text:p text:style-name="Normal"/>
      <text:p text:style-name="P24">Introdução ao HTML e CSS - ALURA (2023)</text:p>
      <text:p text:style-name="P25">Desenvolvimento Sites com JavaScript - ALURA (2023)</text:p>
      <text:soft-page-break/>
      <text:p text:style-name="P26">Auxiliar Administrativo<text:s/><text:span text:style-name="T27">-<text:s/></text:span>SENAI<text:s/><text:span text:style-name="T28">- (</text:span>08/09/2022<text:s/><text:span text:style-name="T29"><text:s/>-<text:s/></text:span>09/12/2022<text:span text:style-name="T30">)</text:span></text:p>
      <text:p text:style-name="P31">Programa de inclusão digital/ Introdução a informática - SENAR/Pérola D’Oeste - (2022 - 2022)</text:p>
      <text:p text:style-name="Normal"/>
      <text:p text:style-name="Normal"><text:span text:style-name="T32">IDIOMAS</text:span></text:p>
      <text:p text:style-name="Normal"><text:span text:style-name="T33">Inglês Intermediário – Inglês Paraná, Inglês Professor, Duolinguo (2020 -<text:s/></text:span>2025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line-height="115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3-12-10T14:32:00Z</meta:creation-date>
    <dc:date>2023-12-10T14:32:00Z</dc:date>
    <meta:template xlink:href="Normal" xlink:type="simple"/>
    <meta:editing-cycles>2</meta:editing-cycles>
    <meta:editing-duration>PT60S</meta:editing-duration>
    <meta:document-statistic meta:page-count="2" meta:paragraph-count="2" meta:word-count="225" meta:character-count="1439" meta:row-count="10" meta:non-whitespace-character-count="1216"/>
  </office:meta>
</office:document-meta>
</file>